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01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3.4736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2.905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1846in"/>
    </style:style>
    <style:style style:name="co9" style:family="table-column">
      <style:table-column-properties fo:break-before="auto" style:column-width="4.4291in"/>
    </style:style>
    <style:style style:name="co10" style:family="table-column">
      <style:table-column-properties fo:break-before="auto" style:column-width="0.5575in"/>
    </style:style>
    <style:style style:name="co11" style:family="table-column">
      <style:table-column-properties fo:break-before="auto" style:column-width="0.4701in"/>
    </style:style>
    <style:style style:name="co12" style:family="table-column">
      <style:table-column-properties fo:break-before="auto" style:column-width="0.802in"/>
    </style:style>
    <style:style style:name="co13" style:family="table-column">
      <style:table-column-properties fo:break-before="auto" style:column-width="0.548in"/>
    </style:style>
    <style:style style:name="co14" style:family="table-column">
      <style:table-column-properties fo:break-before="auto" style:column-width="1.6346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2839in"/>
    </style:style>
    <style:style style:name="co19" style:family="table-column">
      <style:table-column-properties fo:break-before="auto" style:column-width="0.661in"/>
    </style:style>
    <style:style style:name="co20" style:family="table-column">
      <style:table-column-properties fo:break-before="auto" style:column-width="0.2728in"/>
    </style:style>
    <style:style style:name="co21" style:family="table-column">
      <style:table-column-properties fo:break-before="auto" style:column-width="0.6445in"/>
    </style:style>
    <style:style style:name="co22" style:family="table-column">
      <style:table-column-properties fo:break-before="auto" style:column-width="1.1138in"/>
    </style:style>
    <style:style style:name="co23" style:family="table-column">
      <style:table-column-properties fo:break-before="auto" style:column-width="1.2339in"/>
    </style:style>
    <style:style style:name="co24" style:family="table-column">
      <style:table-column-properties fo:break-before="auto" style:column-width="1.5945in"/>
    </style:style>
    <style:style style:name="co25" style:family="table-column">
      <style:table-column-properties fo:break-before="auto" style:column-width="0.9283in"/>
    </style:style>
    <style:style style:name="co26" style:family="table-column">
      <style:table-column-properties fo:break-before="auto" style:column-width="1.0484in"/>
    </style:style>
    <style:style style:name="co27" style:family="table-column">
      <style:table-column-properties fo:break-before="auto" style:column-width="0.5346in"/>
    </style:style>
    <style:style style:name="co28" style:family="table-column">
      <style:table-column-properties fo:break-before="auto" style:column-width="1.2563in"/>
    </style:style>
    <style:style style:name="co29" style:family="table-column">
      <style:table-column-properties fo:break-before="auto" style:column-width="1.7043in"/>
    </style:style>
    <style:style style:name="co30" style:family="table-column">
      <style:table-column-properties fo:break-before="auto" style:column-width="0.7425in"/>
    </style:style>
    <style:style style:name="co31" style:family="table-column">
      <style:table-column-properties fo:break-before="auto" style:column-width="0.5457in"/>
    </style:style>
    <style:style style:name="co32" style:family="table-column">
      <style:table-column-properties fo:break-before="auto" style:column-width="0.8626in"/>
    </style:style>
    <style:style style:name="co33" style:family="table-column">
      <style:table-column-properties fo:break-before="auto" style:column-width="0.8736in"/>
    </style:style>
    <style:style style:name="co34" style:family="table-column">
      <style:table-column-properties fo:break-before="auto" style:column-width="1.1028in"/>
    </style:style>
    <style:style style:name="co35" style:family="table-column">
      <style:table-column-properties fo:break-before="auto" style:column-width="1.8244in"/>
    </style:style>
    <style:style style:name="co36" style:family="table-column">
      <style:table-column-properties fo:break-before="auto" style:column-width="1.748in"/>
    </style:style>
    <style:style style:name="co37" style:family="table-column">
      <style:table-column-properties fo:break-before="auto" style:column-width="2.8516in"/>
    </style:style>
    <style:style style:name="ro1" style:family="table-row">
      <style:table-row-properties style:row-height="0.1591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6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color="#ff0000"/>
    </style:style>
    <style:style style:name="ce18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20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1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color="#ffffff"/>
    </style:style>
    <style:style style:name="ce2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8080"/>
      <style:text-properties fo:color="#000000"/>
    </style:style>
    <style:style style:name="ce32" style:family="table-cell" style:parent-style-name="Default">
      <style:table-cell-properties fo:background-color="#ff8080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fo:background-color="#00ff00"/>
      <style:text-properties fo:color="#000000" fo:font-weight="normal" style:font-weight-asian="normal" style:font-weight-complex="normal"/>
    </style:style>
    <style:style style:name="ce34" style:family="table-cell" style:parent-style-name="Default">
      <style:table-cell-properties fo:background-color="#00ff00"/>
      <style:text-properties fo:color="#000000"/>
    </style:style>
    <style:style style:name="ce35" style:family="table-cell" style:parent-style-name="Default">
      <style:table-cell-properties fo:background-color="#00ff00"/>
    </style:style>
    <style:style style:name="ce36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8080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9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50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11"/>
    <style:style style:name="ce53" style:family="table-cell" style:parent-style-name="Default" style:data-style-name="N122">
      <style:text-properties fo:font-weight="bold" style:font-weight-asian="bold" style:font-weight-complex="bold"/>
    </style:style>
    <style:style style:name="ce54" style:family="table-cell" style:parent-style-name="Default" style:data-style-name="N122"/>
    <style:style style:name="ce55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7" style:family="table-cell" style:parent-style-name="Default" style:data-style-name="N1"/>
    <style:style style:name="ce58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121"/>
    <style:style style:name="ce6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37"/>
    <style:style style:name="ce6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style:text-align-source="value-type" style:repeat-content="false"/>
      <style:paragraph-properties fo:margin-left="0in"/>
    </style:style>
    <style:style style:name="ce64" style:family="table-cell" style:parent-style-name="Default">
      <style:table-cell-properties fo:background-color="#b3b3b3"/>
      <style:text-properties fo:color="#b3b3b3"/>
    </style:style>
    <style:style style:name="ce65" style:family="table-cell" style:parent-style-name="Default">
      <style:table-cell-properties fo:background-color="#b3b3b3"/>
    </style:style>
    <style:style style:name="ce66" style:family="table-cell" style:parent-style-name="Default">
      <style:table-cell-properties fo:background-color="#b3b3b3"/>
      <style:text-properties fo:color="#000000"/>
    </style:style>
    <style:style style:name="ce67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ff0000"/>
    </style:style>
    <style:style style:name="ce70" style:family="table-cell" style:parent-style-name="Default">
      <style:table-cell-properties fo:background-color="#00ffff"/>
    </style:style>
    <style:style style:name="ta_extref" style:family="table">
      <style:table-properties table:display="false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5" office:value-type="float" office:value="5015">
            <text:p>5015</text:p>
          </table:table-cell>
          <table:table-cell office:value-type="string">
            <text:p>&lt;-----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9"/>
          <table:table-cell table:style-name="ce1"/>
          <table:table-cell table:number-columns-repeated="2"/>
          <table:table-cell table:style-name="ce1" table:number-columns-repeated="247"/>
        </table:table-row>
        <table:table-row table:style-name="ro1">
          <table:table-cell table:style-name="ce2" office:value-type="string">
            <text:p>pdb.values</text:p>
          </table:table-cell>
          <table:table-cell table:style-name="ce6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6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6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6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6"/>
          <table:table-cell/>
          <table:table-cell table:style-name="ce8" office:value-type="string">
            <text:p>November 16, 15:00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6"/>
          <table:table-cell table:number-columns-repeated="251"/>
        </table:table-row>
        <table:table-row table:style-name="ro2">
          <table:table-cell table:style-name="ce1"/>
          <table:table-cell/>
          <table:table-cell table:style-name="ce10" office:value-type="string" table:number-columns-spanned="2" table:number-rows-spanned="1">
            <text:p>Fast PDB</text:p>
          </table:table-cell>
          <table:covered-table-cell table:style-name="ce21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1" office:value-type="string">
            <text:p>Status</text:p>
          </table:table-cell>
          <table:table-cell table:style-name="ce22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ccumulating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4"/>
          <table:table-cell table:style-name="ce24" office:value-type="string">
            <text:p>DvarsTypedInsert2Untyped</text:p>
          </table:table-cell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nterpol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5"/>
          <table:table-cell table:style-name="ce23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4"/>
          <table:table-cell table:style-name="ce24" office:value-type="string">
            <text:p>testRecoveryOfGlobalDuringComprehension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rategy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1" office:value-type="string">
            <text:p>Status</text:p>
          </table:table-cell>
          <table:table-cell table:style-name="ce23"/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Bool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BoolVisit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tInteger</text:p>
          </table:table-cell>
          <table:table-cell/>
          <table:table-cell table:style-name="ce16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Assembly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CommonSubexpress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stantPropagat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trolflow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Eva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Program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Typecheck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seDef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loredTree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ConcreteBool</text:p>
          </table:table-cell>
          <table:table-cell/>
          <table:table-cell table:style-name="ce17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BoolVis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PicoTypecheck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unAbstrac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GrammarToolsGrammar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ammarToolsImportBNF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ammarToolsItemSe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ammarToolsIFirstFollow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8"/>
          <table:table-cell table:style-name="ce24"/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LRGe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odelTransformationBook2Publicatio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odelTransformationFamilies2Perso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odelTransformationTree2Lis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ParsingGRD</text:p>
          </table:table-cell>
          <table:table-cell table:style-name="Default"/>
          <table:table-cell table:style-name="ce13"/>
          <table:table-cell table:style-name="ce8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ParsingLRGen</text:p>
          </table:table-cell>
          <table:table-cell table:style-name="Default"/>
          <table:table-cell table:style-name="ce13"/>
          <table:table-cell table:number-columns-repeated="250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licing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ringTemplat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teMachin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teMachineOld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table:number-columns-repeated="2"/>
          <table:table-cell table:style-name="ce19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1" office:value-type="string">
            <text:p>Status</text:p>
          </table:table-cell>
          <table:table-cell table:style-name="ce25"/>
          <table:table-cell table:number-columns-repeated="2"/>
          <table:table-cell table:style-name="ce1" table:number-columns-repeated="247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20"/>
          <table:table-cell table:style-name="ce26"/>
          <table:table-cell table:number-columns-repeated="249"/>
        </table:table-row>
        <table:table-row table:style-name="ro1" table:number-rows-repeated="65421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Planning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ce48"/>
        <table:table-column table:style-name="co13" table:default-cell-style-name="ce8"/>
        <table:table-column table:style-name="co7" table:number-columns-repeated="1018" table:default-cell-style-name="Default"/>
        <table:table-row table:style-name="ro1">
          <table:table-cell/>
          <table:table-cell table:style-name="ce1" office:value-type="string">
            <text:p>Rascal language features (Open issues)</text:p>
          </table:table-cell>
          <table:table-cell table:style-name="ce1" office:value-type="string">
            <text:p>Priority</text:p>
          </table:table-cell>
          <table:table-cell table:style-name="ce9" office:value-type="string">
            <text:p>Work</text:p>
          </table:table-cell>
          <table:table-cell table:style-name="ce47" office:value-type="string">
            <text:p>Completed</text:p>
          </table:table-cell>
          <table:table-cell table:style-name="ce9" office:value-type="string">
            <text:p>Who</text:p>
          </table:table-cell>
          <table:table-cell office:value-type="string">
            <text:p>Release VI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ays</text:p>
          </table:table-cell>
          <table:table-cell table:number-columns-repeated="2"/>
          <table:table-cell office:value-type="string">
            <text:p>Jan 201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/>
          <table:table-cell table:style-name="ce31" office:value-type="string">
            <text:p>Programmable strategies/traversal schemas</text:p>
          </table:table-cell>
          <table:table-cell table:style-name="ce40"/>
          <table:table-cell table:style-name="ce42" office:value-type="float" office:value="10">
            <text:p>10</text:p>
          </table:table-cell>
          <table:table-cell table:style-name="ce49" office:value-type="percentage" office:value="0.2">
            <text:p>20%</text:p>
          </table:table-cell>
          <table:table-cell table:style-name="ce42" office:value-type="string">
            <text:p>emilie/arnold</text:p>
          </table:table-cell>
          <table:table-cell table:style-name="ce27" office:value-type="string">
            <text:p>x</text:p>
          </table:table-cell>
          <table:table-cell table:style-name="ce27" table:number-columns-repeated="1015"/>
          <table:table-cell table:number-columns-repeated="2"/>
        </table:table-row>
        <table:table-row table:style-name="ro1">
          <table:table-cell table:style-name="ce28"/>
          <table:table-cell table:style-name="ce31" office:value-type="string">
            <text:p>Lexicals/Layout/Lexical constructors</text:p>
          </table:table-cell>
          <table:table-cell table:style-name="ce40" office:value-type="float" office:value="2">
            <text:p>2</text:p>
          </table:table-cell>
          <table:table-cell table:style-name="ce43" office:value-type="float" office:value="5">
            <text:p>5</text:p>
          </table:table-cell>
          <table:table-cell table:style-name="ce49" office:value-type="percentage" office:value="0.5">
            <text:p>50%</text:p>
          </table:table-cell>
          <table:table-cell table:style-name="ce42" office:value-type="string">
            <text:p>Jurgen</text:p>
          </table:table-cell>
          <table:table-cell table:style-name="ce28" table:number-columns-repeated="1014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7"/>
          <table:table-cell table:style-name="ce31" office:value-type="string">
            <text:p>Dynamic variables</text:p>
          </table:table-cell>
          <table:table-cell table:style-name="ce40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office:value-type="string">
            <text:p>x</text:p>
          </table:table-cell>
          <table:table-cell table:style-name="ce27" table:number-columns-repeated="1015"/>
          <table:table-cell table:number-columns-repeated="2"/>
        </table:table-row>
        <table:table-row table:style-name="ro1">
          <table:table-cell table:style-name="ce27"/>
          <table:table-cell table:style-name="ce31" office:value-type="string">
            <text:p>Pattern driven function invocation (= <text:s/>dispatch based on matching)</text:p>
          </table:table-cell>
          <table:table-cell table:style-name="ce40" office:value-type="float" office:value="2">
            <text:p>2</text:p>
          </table:table-cell>
          <table:table-cell table:style-name="ce42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office:value-type="string">
            <text:p>x</text:p>
          </table:table-cell>
          <table:table-cell table:style-name="ce27" table:number-columns-repeated="1015"/>
          <table:table-cell table:number-columns-repeated="2"/>
        </table:table-row>
        <table:table-row table:style-name="ro1">
          <table:table-cell table:style-name="ce27"/>
          <table:table-cell table:style-name="ce31" office:value-type="string">
            <text:p>Extend feature (~ import)</text:p>
          </table:table-cell>
          <table:table-cell table:style-name="ce40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office:value-type="string">
            <text:p>x</text:p>
          </table:table-cell>
          <table:table-cell table:style-name="ce27" table:number-columns-repeated="1015"/>
          <table:table-cell table:number-columns-repeated="2"/>
        </table:table-row>
        <table:table-row table:style-name="ro1">
          <table:table-cell table:style-name="ce29"/>
          <table:table-cell table:style-name="ce32" office:value-type="string">
            <text:p>Add a bag datatype</text:p>
          </table:table-cell>
          <table:table-cell table:style-name="ce41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50" office:value-type="percentage" office:value="0">
            <text:p>0%</text:p>
          </table:table-cell>
          <table:table-cell table:style-name="ce44"/>
          <table:table-cell table:style-name="ce29" table:number-columns-repeated="1014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9"/>
          <table:table-cell table:style-name="ce32" office:value-type="string">
            <text:p>View mechanism</text:p>
          </table:table-cell>
          <table:table-cell table:style-name="ce41" office:value-type="float" office:value="2">
            <text:p>2</text:p>
          </table:table-cell>
          <table:table-cell table:style-name="ce44" office:value-type="float" office:value="10">
            <text:p>10</text:p>
          </table:table-cell>
          <table:table-cell table:style-name="ce50" office:value-type="percentage" office:value="0">
            <text:p>0%</text:p>
          </table:table-cell>
          <table:table-cell table:style-name="ce44"/>
          <table:table-cell table:style-name="ce29" table:number-columns-repeated="1014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9"/>
          <table:table-cell table:style-name="ce32" office:value-type="string">
            <text:p>Rethink the int/real types (number type?)</text:p>
          </table:table-cell>
          <table:table-cell table:style-name="ce41"/>
          <table:table-cell table:style-name="ce44" office:value-type="float" office:value="5">
            <text:p>5</text:p>
          </table:table-cell>
          <table:table-cell table:style-name="ce50" office:value-type="percentage" office:value="0">
            <text:p>0%</text:p>
          </table:table-cell>
          <table:table-cell table:style-name="ce44"/>
          <table:table-cell table:style-name="ce29" table:number-columns-repeated="1014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9"/>
          <table:table-cell table:style-name="ce32" office:value-type="string">
            <text:p>Concurrency features</text:p>
          </table:table-cell>
          <table:table-cell table:style-name="ce41"/>
          <table:table-cell table:style-name="ce44" office:value-type="float" office:value="60">
            <text:p>60</text:p>
          </table:table-cell>
          <table:table-cell table:style-name="ce50" office:value-type="percentage" office:value="0">
            <text:p>0%</text:p>
          </table:table-cell>
          <table:table-cell table:style-name="ce44"/>
          <table:table-cell table:style-name="ce29" table:number-columns-repeated="1014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4"/>
          <table:table-cell table:number-columns-repeated="4"/>
        </table:table-row>
        <table:table-row table:style-name="ro1">
          <table:table-cell table:style-name="ce30"/>
          <table:table-cell table:style-name="ce30" office:value-type="string">
            <text:p>Rascal language features (Solved issues)</text:p>
          </table:table-cell>
          <table:table-cell table:style-name="ce30"/>
          <table:table-cell table:style-name="ce45"/>
          <table:table-cell table:style-name="ce51"/>
          <table:table-cell table:style-name="ce45"/>
          <table:table-cell table:style-name="ce30" table:number-columns-repeated="1014"/>
          <table:table-cell table:number-columns-repeated="4"/>
        </table:table-row>
        <table:table-row table:style-name="ro1">
          <table:table-cell table:style-name="ce30" table:number-columns-repeated="3"/>
          <table:table-cell table:style-name="ce45"/>
          <table:table-cell table:style-name="ce51"/>
          <table:table-cell table:style-name="ce45"/>
          <table:table-cell table:style-name="ce30" table:number-columns-repeated="1014"/>
          <table:table-cell table:number-columns-repeated="4"/>
        </table:table-row>
        <table:table-row table:style-name="ro1">
          <table:table-cell table:style-name="ce29"/>
          <table:table-cell table:style-name="ce33" office:value-type="string">
            <text:p>Rascal User manual</text:p>
          </table:table-cell>
          <table:table-cell table:style-name="ce41" office:value-type="float" office:value="1">
            <text:p>1</text:p>
          </table:table-cell>
          <table:table-cell table:style-name="ce44" office:value-type="float" office:value="40">
            <text:p>40</text:p>
          </table:table-cell>
          <table:table-cell table:style-name="ce50" office:value-type="percentage" office:value="1">
            <text:p>100%</text:p>
          </table:table-cell>
          <table:table-cell table:style-name="ce44" office:value-type="string">
            <text:p>Paul</text:p>
          </table:table-cell>
          <table:table-cell table:style-name="ce29" table:number-columns-repeated="1014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7"/>
          <table:table-cell table:style-name="ce34" office:value-type="string">
            <text:p>Syntax rules/patterns/parsing interface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30">
            <text:p>30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office:value-type="string">
            <text:p>x</text:p>
          </table:table-cell>
          <table:table-cell table:style-name="ce27" table:number-columns-repeated="1015"/>
          <table:table-cell table:number-columns-repeated="2"/>
        </table:table-row>
        <table:table-row table:style-name="ro1">
          <table:table-cell table:style-name="ce27"/>
          <table:table-cell table:style-name="ce34" office:value-type="string">
            <text:p>Splicing versus antisplicing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5" office:value-type="string">
            <text:p>type parametrized parse functions</text:p>
          </table:table-cell>
          <table:table-cell table:style-name="ce27"/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30" table:number-columns-repeated="1014"/>
          <table:table-cell table:number-columns-repeated="4"/>
        </table:table-row>
        <table:table-row table:style-name="ro1">
          <table:table-cell table:style-name="ce27"/>
          <table:table-cell table:style-name="ce35" office:value-type="string">
            <text:p>Parameterized type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Assignmnent operators</text:p>
          </table:table-cell>
          <table:table-cell table:style-name="ce27"/>
          <table:table-cell table:style-name="ce42" office:value-type="float" office:value="0.2">
            <text:p>0.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import SDF modules &amp; parsing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Test cases concrete synta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ll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Construction of concrete list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/Paul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Extend REPL with concrete synta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Library functions for parsing source text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Multiple results in comprehensions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6" office:value-type="string">
            <text:p>Remove # for function parameters and calls to function parameters</text:p>
          </table:table-cell>
          <table:table-cell table:style-name="ce29"/>
          <table:table-cell table:style-name="ce44" office:value-type="float" office:value="1">
            <text:p>1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6" office:value-type="string">
            <text:p>Function type should be first class citizen</text:p>
          </table:table-cell>
          <table:table-cell table:style-name="ce29"/>
          <table:table-cell table:style-name="ce44" office:value-type="float" office:value="3">
            <text:p>3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4" office:value-type="string">
            <text:p>Tags verplaatsen a la Java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4" office:value-type="string">
            <text:p>Type literals/Type quoting (amongst others for parse functions)</text:p>
          </table:table-cell>
          <table:table-cell table:style-name="ce40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9"/>
          <table:table-cell table:style-name="ce33" office:value-type="string">
            <text:p>What does enumerator over map do (keys versus values)? =&gt; keys</text:p>
          </table:table-cell>
          <table:table-cell table:style-name="ce41" office:value-type="float" office:value="1">
            <text:p>1</text:p>
          </table:table-cell>
          <table:table-cell table:style-name="ce44"/>
          <table:table-cell table:style-name="ce50" office:value-type="percentage" office:value="1">
            <text:p>100%</text:p>
          </table:table-cell>
          <table:table-cell table:style-name="ce44" office:value-type="string">
            <text:p>Paul</text:p>
          </table:table-cell>
          <table:table-cell table:style-name="ce29" table:number-columns-repeated="1014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9"/>
          <table:table-cell table:style-name="ce33" office:value-type="string">
            <text:p>Add ( and ) around Type disambiguator, e.g (Symbol *) ` … `</text:p>
          </table:table-cell>
          <table:table-cell table:style-name="ce41"/>
          <table:table-cell table:style-name="ce44"/>
          <table:table-cell table:style-name="ce50" office:value-type="percentage" office:value="1">
            <text:p>100%</text:p>
          </table:table-cell>
          <table:table-cell table:style-name="ce44" office:value-type="string">
            <text:p>Paul</text:p>
          </table:table-cell>
          <table:table-cell table:style-name="ce29" table:number-columns-repeated="1014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9"/>
          <table:table-cell table:style-name="ce33" office:value-type="string">
            <text:p>Enumerator does deep visit of nodes, replace by visit of children</text:p>
          </table:table-cell>
          <table:table-cell table:style-name="ce41" office:value-type="float" office:value="1">
            <text:p>1</text:p>
          </table:table-cell>
          <table:table-cell table:style-name="ce44"/>
          <table:table-cell table:style-name="ce50" office:value-type="percentage" office:value="1">
            <text:p>100%</text:p>
          </table:table-cell>
          <table:table-cell table:style-name="ce44" office:value-type="string">
            <text:p>Paul</text:p>
          </table:table-cell>
          <table:table-cell table:style-name="ce29" table:number-columns-repeated="1014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9"/>
          <table:table-cell table:style-name="ce33" office:value-type="string">
            <text:p>fun keyword in types</text:p>
          </table:table-cell>
          <table:table-cell table:style-name="ce41"/>
          <table:table-cell table:style-name="ce44"/>
          <table:table-cell table:style-name="ce50" office:value-type="percentage" office:value="1">
            <text:p>100%</text:p>
          </table:table-cell>
          <table:table-cell table:style-name="ce44" office:value-type="string">
            <text:p>Jurgen</text:p>
          </table:table-cell>
          <table:table-cell table:style-name="ce29" table:number-columns-repeated="1014"/>
          <table:table-cell table:style-name="ce27" table:number-columns-repeated="2"/>
          <table:table-cell table:number-columns-repeated="2"/>
        </table:table-row>
        <table:table-row table:style-name="ro1">
          <table:table-cell/>
          <table:table-cell table:style-name="ce35" office:value-type="string">
            <text:p>Remove strategy from enumerators</text:p>
          </table:table-cell>
          <table:table-cell/>
          <table:table-cell table:style-name="Default"/>
          <table:table-cell table:style-name="ce52" office:value-type="percentage" office:value="1">
            <text:p>100.00%</text:p>
          </table:table-cell>
          <table:table-cell table:style-name="Default" office:value-type="string">
            <text:p>Paul</text:p>
          </table:table-cell>
          <table:table-cell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4"/>
          <table:table-cell table:number-columns-repeated="4"/>
        </table:table-row>
        <table:table-row table:style-name="ro1">
          <table:table-cell table:style-name="ce30"/>
          <table:table-cell table:style-name="ce30" office:value-type="string">
            <text:p>Rascal language features (closed/postponed)</text:p>
          </table:table-cell>
          <table:table-cell table:style-name="ce30"/>
          <table:table-cell table:style-name="ce45"/>
          <table:table-cell table:style-name="ce51"/>
          <table:table-cell table:style-name="ce45"/>
          <table:table-cell table:style-name="ce30" table:number-columns-repeated="1014"/>
          <table:table-cell table:number-columns-repeated="4"/>
        </table:table-row>
        <table:table-row table:style-name="ro1">
          <table:table-cell table:style-name="ce30" table:number-columns-repeated="3"/>
          <table:table-cell table:style-name="ce45"/>
          <table:table-cell table:style-name="ce51"/>
          <table:table-cell table:style-name="ce45"/>
          <table:table-cell table:style-name="ce30" table:number-columns-repeated="1014"/>
          <table:table-cell table:number-columns-repeated="4"/>
        </table:table-row>
        <table:table-row table:style-name="ro1">
          <table:table-cell table:style-name="ce27"/>
          <table:table-cell table:style-name="ce37" office:value-type="string">
            <text:p>Operators as values (abolished)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8" office:value-type="string">
            <text:p>Separating AC an A versions of + and * (see proposal sheet)</text:p>
          </table:table-cell>
          <table:table-cell table:style-name="ce29"/>
          <table:table-cell table:style-name="ce44"/>
          <table:table-cell table:style-name="ce50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Typing of comparison/addition operators in polymorphic functions in library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Break/continue</text:p>
          </table:table-cell>
          <table:table-cell table:style-name="ce27"/>
          <table:table-cell table:style-name="ce42" office:value-type="string">
            <text:p><text:s/>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Matching: Map? AC? Lexical?</text:p>
          </table:table-cell>
          <table:table-cell table:style-name="ce27"/>
          <table:table-cell table:style-name="ce42" office:value-type="string">
            <text:p><text:s/>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/>
          <table:table-cell table:style-name="ce37" office:value-type="string">
            <text:p>Add strategy to descendant operator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4"/>
          <table:table-cell table:number-columns-repeated="4"/>
        </table:table-row>
        <table:table-row table:style-name="ro1">
          <table:table-cell/>
          <table:table-cell table:style-name="ce1" office:value-type="string">
            <text:p>Implementation (open issues)</text:p>
          </table:table-cell>
          <table:table-cell table:style-name="ce1"/>
          <table:table-cell table:style-name="ce9"/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/>
          <table:table-cell table:style-name="ce39" office:value-type="string">
            <text:p>Ambiguities</text:p>
          </table:table-cell>
          <table:table-cell table:style-name="ce27"/>
          <table:table-cell table:style-name="ce42" office:value-type="float" office:value="3">
            <text:p>3</text:p>
          </table:table-cell>
          <table:table-cell table:style-name="ce49" office:value-type="percentage" office:value="0.5">
            <text:p>5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Library functions for handling AsFi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Jurgen</text:p>
          </table:table-cell>
          <table:table-cell table:style-name="ce27" office:value-type="string">
            <text:p>x</text:p>
          </table:table-cell>
          <table:table-cell table:style-name="ce27" table:number-columns-repeated="1015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Handling errors in SDF module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Tijs/Jurgen</text:p>
          </table:table-cell>
          <table:table-cell table:style-name="ce27" office:value-type="string">
            <text:p>x</text:p>
          </table:table-cell>
          <table:table-cell table:style-name="ce27" table:number-columns-repeated="1015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“IDE” for SDF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Undo side-effects during backtracking + add tests/demo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.8">
            <text:p>80%</text:p>
          </table:table-cell>
          <table:table-cell table:style-name="ce42" office:value-type="string">
            <text:p>Tijs + Paul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Convert all old demos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.95">
            <text:p>95%</text:p>
          </table:table-cell>
          <table:table-cell table:style-name="ce42" office:value-type="string">
            <text:p>Paul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We need an Error datatype in the library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Paul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Deployment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.85">
            <text:p>85%</text:p>
          </table:table-cell>
          <table:table-cell table:style-name="ce42" office:value-type="string">
            <text:p>Arnold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Debug features in RascalShell</text:p>
          </table:table-cell>
          <table:table-cell table:style-name="ce27"/>
          <table:table-cell table:style-name="ce42" office:value-type="float" office:value="75">
            <text:p>75</text:p>
          </table:table-cell>
          <table:table-cell table:style-name="ce49" office:value-type="percentage" office:value="0.9">
            <text:p>90%</text:p>
          </table:table-cell>
          <table:table-cell table:style-name="ce42" office:value-type="string">
            <text:p>Emilie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Eclipse/IMP environment</text:p>
          </table:table-cell>
          <table:table-cell table:style-name="ce27"/>
          <table:table-cell table:style-name="ce42" office:value-type="float" office:value="7">
            <text:p>7</text:p>
          </table:table-cell>
          <table:table-cell table:style-name="ce49" office:value-type="percentage" office:value="0.8">
            <text:p>8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New Parsing technology</text:p>
          </table:table-cell>
          <table:table-cell table:style-name="ce27"/>
          <table:table-cell table:style-name="ce42" office:value-type="float" office:value="60">
            <text:p>60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Break/continue</text:p>
          </table:table-cell>
          <table:table-cell table:style-name="ce27"/>
          <table:table-cell table:style-name="ce42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Typechecker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Add -dTest flag that runs all test statements and report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4"/>
          <table:table-cell table:number-columns-repeated="4"/>
        </table:table-row>
        <table:table-row table:style-name="ro1">
          <table:table-cell table:style-name="ce30"/>
          <table:table-cell table:style-name="ce30" office:value-type="string">
            <text:p>Implementation (solved issues)</text:p>
          </table:table-cell>
          <table:table-cell table:style-name="ce30"/>
          <table:table-cell table:style-name="ce45"/>
          <table:table-cell table:style-name="ce51"/>
          <table:table-cell table:style-name="ce45"/>
          <table:table-cell table:style-name="ce30" table:number-columns-repeated="1014"/>
          <table:table-cell table:number-columns-repeated="4"/>
        </table:table-row>
        <table:table-row table:style-name="ro1">
          <table:table-cell table:style-name="ce30" table:number-columns-repeated="3"/>
          <table:table-cell table:style-name="ce45"/>
          <table:table-cell table:style-name="ce51"/>
          <table:table-cell table:style-name="ce45"/>
          <table:table-cell table:style-name="ce30" table:number-columns-repeated="1014"/>
          <table:table-cell table:number-columns-repeated="4"/>
        </table:table-row>
        <table:table-row table:style-name="ro1">
          <table:table-cell table:style-name="ce27"/>
          <table:table-cell table:style-name="ce35" office:value-type="string">
            <text:p>Remove UnitTest library and adjust all tests in demo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Shared PDB</text:p>
          </table:table-cell>
          <table:table-cell table:style-name="ce27"/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Binary Serialisatie</text:p>
          </table:table-cell>
          <table:table-cell table:style-name="ce27"/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Fail gracefully (we need more robustness tests)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Introduce “experiments” folder for unfinished demos/experiments/etc.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Refactoring of Result class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- join</text:p>
          </table:table-cell>
          <table:table-cell table:style-name="ce27"/>
          <table:table-cell table:style-name="ce42" office:value-type="float" office:value="0.2">
            <text:p>0.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 /Paul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Unify message strings for each exception type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int versus BigInteger, double versus BigDecimal.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Make posinfo annotations available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Connect AsFix types to Rascal type system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Concrete syntax pattern matching (listmatching, layout, ...)</text:p>
          </table:table-cell>
          <table:table-cell table:style-name="ce27"/>
          <table:table-cell table:style-name="ce42" office:value-type="float" office:value="3">
            <text:p>3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/Paul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Add search path for imports (including SDF imports)</text:p>
          </table:table-cell>
          <table:table-cell table:style-name="ce27"/>
          <table:table-cell table:style-name="ce42"/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Make locations uniform for files and URLs; Add library function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Regexps: splicing, shadowing, repeti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Eclipse console</text:p>
          </table:table-cell>
          <table:table-cell table:style-name="ce27"/>
          <table:table-cell table:style-name="ce42" office:value-type="float" office:value="10">
            <text:p>10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Implementation (closed/postponend issues)</text:p>
          </table:table-cell>
          <table:table-cell table:style-name="ce30"/>
          <table:table-cell table:style-name="ce45"/>
          <table:table-cell table:style-name="ce51"/>
          <table:table-cell table:style-name="ce45"/>
          <table:table-cell table:style-name="ce30" table:number-columns-repeated="1014"/>
          <table:table-cell table:number-columns-repeated="4"/>
        </table:table-row>
        <table:table-row table:style-name="ro1">
          <table:table-cell table:style-name="ce30" table:number-columns-repeated="3"/>
          <table:table-cell table:style-name="ce45"/>
          <table:table-cell table:style-name="ce51"/>
          <table:table-cell table:style-name="ce45"/>
          <table:table-cell table:style-name="ce30" table:number-columns-repeated="1014"/>
          <table:table-cell table:number-columns-repeated="4"/>
        </table:table-row>
        <table:table-row table:style-name="ro1">
          <table:table-cell table:style-name="ce27"/>
          <table:table-cell table:style-name="ce37" office:value-type="string">
            <text:p>Improve performance: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attach info to AST (e.g. resolved functions) to avoid recomputa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cache types and pattern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tail recursion elimina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check for matching rules before constructing a new tree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4"/>
          <table:table-cell table:number-columns-repeated="4"/>
        </table:table-row>
        <table:table-row table:style-name="ro1">
          <table:table-cell table:style-name="ce30"/>
          <table:table-cell table:style-name="ce30" office:value-type="string">
            <text:p>Various projects</text:p>
          </table:table-cell>
          <table:table-cell table:style-name="ce30"/>
          <table:table-cell table:style-name="ce45"/>
          <table:table-cell table:style-name="ce51"/>
          <table:table-cell table:style-name="ce45"/>
          <table:table-cell table:style-name="ce30" table:number-columns-repeated="1014"/>
          <table:table-cell table:number-columns-repeated="4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4"/>
          <table:table-cell table:number-columns-repeated="4"/>
        </table:table-row>
        <table:table-row table:style-name="ro1">
          <table:table-cell table:style-name="ce27"/>
          <table:table-cell table:style-name="ce37" office:value-type="string">
            <text:p>Rascal mode for VIM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Rascal mode for Emac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Extend the graph library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Interface with Bisumulation Checker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Interface with a SAT solver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2">
          <table:table-cell table:style-name="ce27"/>
          <table:table-cell table:style-name="ce37" office:value-type="string">
            <text:p>Visualisation tools: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large graph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user-defined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Data import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XML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CSV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YAML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JS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CV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GIT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Import facility for SVN versioning data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Draw charts (pie, bar, ...)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style-name="ce9"/>
          <table:table-cell table:style-name="ce9" table:formula="of:=SUM([.D4:.D97])" office:value-type="float" office:value="398.9">
            <text:p>398.9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>
            <text:p>Still To Do:</text:p>
          </table:table-cell>
          <table:table-cell table:style-name="ce9"/>
          <table:table-cell table:style-name="ce46" table:formula="of:=[.D112]-SUMPRODUCT([.D4:.D97];[.E4:.E97])" office:value-type="float" office:value="186.6">
            <text:p>186.6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 table:number-rows-repeated="65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4" table:default-cell-style-name="ce54"/>
        <table:table-column table:style-name="co7" table:default-cell-style-name="ce56"/>
        <table:table-column table:style-name="co15" table:default-cell-style-name="ce54"/>
        <table:table-column table:style-name="co16" table:default-cell-style-name="ce57"/>
        <table:table-column table:style-name="co17" table:default-cell-style-name="ce54"/>
        <table:table-column table:style-name="co18" table:default-cell-style-name="ce57"/>
        <table:table-column table:style-name="co19" table:default-cell-style-name="ce54"/>
        <table:table-column table:style-name="co20" table:default-cell-style-name="ce57"/>
        <table:table-column table:style-name="co21" table:default-cell-style-name="ce59"/>
        <table:table-column table:style-name="co22" table:default-cell-style-name="ce54"/>
        <table:table-column table:style-name="co7" table:default-cell-style-name="Default"/>
        <table:table-column table:style-name="co23" table:default-cell-style-name="Default"/>
        <table:table-column table:style-name="co7" table:number-columns-repeated="244" table:default-cell-style-name="ce54"/>
        <table:table-row table:style-name="ro1">
          <table:table-cell table:style-name="ce53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5"/>
          <table:table-cell table:style-name="ce55" office:value-type="string">
            <text:p>Computer</text:p>
          </table:table-cell>
          <table:table-cell table:style-name="ce55" office:value-type="string">
            <text:p>Java</text:p>
          </table:table-cell>
          <table:table-cell table:style-name="ce58"/>
          <table:table-cell table:style-name="ce55" office:value-type="string">
            <text:p>ASF comp</text:p>
          </table:table-cell>
          <table:table-cell table:style-name="ce58"/>
          <table:table-cell table:style-name="ce55" office:value-type="string">
            <text:p>Rascal</text:p>
          </table:table-cell>
          <table:table-cell table:style-name="ce1"/>
          <table:table-cell table:style-name="ce60" office:value-type="string">
            <text:p>ASF int.</text:p>
          </table:table-cell>
          <table:table-cell table:style-name="ce55" office:value-type="string">
            <text:p>Ruby</text:p>
          </table:table-cell>
          <table:table-cell table:style-name="ce1" table:number-columns-repeated="2"/>
          <table:table-cell table:style-name="ce55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ce8"/>
        <table:table-column table:style-name="co7" table:number-columns-repeated="3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5"/>
        </table:table-row>
        <table:table-row table:style-name="ro1">
          <table:table-cell table:style-name="ce61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  <table:table-cell table:style-name="ce61" office:value-type="date" office:date-value="2009-08-16">
            <text:p>08/16/09</text:p>
          </table:table-cell>
        </table:table-row>
        <table:table-row table:style-name="ro1">
          <table:table-cell table:style-name="ce61"/>
          <table:table-cell table:number-columns-repeated="5"/>
        </table:table-row>
        <table:table-row table:style-name="ro1">
          <table:table-cell/>
          <table:table-cell table:style-name="ce8" office:value-type="string">
            <text:p>LOC</text:p>
          </table:table-cell>
          <table:table-cell table:number-columns-repeated="4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 table:number-columns-repeated="2"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 table:number-columns-repeated="2"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 table:number-columns-repeated="2"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 table:number-columns-repeated="2"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LOC</text:p>
          </table:table-cell>
          <table:table-cell office:value-type="string">
            <text:p>Tests</text:p>
          </table:table-cell>
          <table:table-cell table:number-columns-repeated="3"/>
        </table:table-row>
        <table:table-row table:style-name="ro1">
          <table:table-cell office:value-type="string">
            <text:p>rascal</text:p>
          </table:table-cell>
          <table:table-cell office:value-type="float" office:value="106976">
            <text:p>106976</text:p>
          </table:table-cell>
          <table:table-cell office:value-type="float" office:value="5015">
            <text:p>5015</text:p>
          </table:table-cell>
          <table:table-cell table:number-columns-repeated="3"/>
        </table:table-row>
        <table:table-row table:style-name="ro1">
          <table:table-cell office:value-type="string">
            <text:p>rascal-eclipse</text:p>
          </table:table-cell>
          <table:table-cell office:value-type="float" office:value="53054">
            <text:p>5305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db-shared</text:p>
          </table:table-cell>
          <table:table-cell office:value-type="float" office:value="23492">
            <text:p>234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table:formula="of:=SUM([.B18:.B20])" office:value-type="float" office:value="183522">
            <text:p>183522</text:p>
          </table:table-cell>
          <table:table-cell table:style-name="ce9" table:formula="of:=SUM([.C18:.C20])" office:value-type="float" office:value="5017">
            <text:p>5017</text:p>
          </table:table-cell>
          <table:table-cell table:number-columns-repeated="3"/>
        </table:table-row>
        <table:table-row table:style-name="ro1" table:number-rows-repeated="655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0"/>
          <table:table-cell table:style-name="ce1" table:number-columns-repeated="243"/>
        </table:table-row>
        <table:table-row table:style-name="ro1">
          <table:table-cell table:style-name="ce35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4"/>
          <table:table-cell table:style-name="ce34" office:value-type="string">
            <text:p>+</text:p>
          </table:table-cell>
          <table:table-cell table:style-name="ce34" office:value-type="string">
            <text:p>+</text:p>
          </table:table-cell>
          <table:table-cell table:style-name="ce34" office:value-type="string">
            <text:p>+</text:p>
          </table:table-cell>
          <table:table-cell table:style-name="ce34" office:value-type="string">
            <text:p>concat</text:p>
          </table:table-cell>
          <table:table-cell table:style-name="ce34" office:value-type="string">
            <text:p>union</text:p>
          </table:table-cell>
          <table:table-cell table:style-name="ce34" office:value-type="string">
            <text:p>join</text:p>
          </table:table-cell>
          <table:table-cell table:style-name="ce34"/>
          <table:table-cell table:style-name="ce34" office:value-type="string">
            <text:p>union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/>
          <table:table-cell table:style-name="ce63"/>
          <table:table-cell table:style-name="ce64"/>
          <table:table-cell table:style-name="ce34" table:number-columns-repeated="8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4"/>
          <table:table-cell table:style-name="ce35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65"/>
          <table:table-cell table:style-name="ce35" office:value-type="string">
            <text:p>subtract</text:p>
          </table:table-cell>
          <table:table-cell table:style-name="ce35" office:value-type="string">
            <text:p>subtract</text:p>
          </table:table-cell>
          <table:table-cell table:style-name="ce35" office:value-type="string">
            <text:p>remove</text:p>
          </table:table-cell>
          <table:table-cell table:style-name="ce65"/>
          <table:table-cell table:style-name="ce35" office:value-type="string">
            <text:p>subtra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4"/>
          <table:table-cell table:style-name="ce35" table:number-columns-repeated="2"/>
          <table:table-cell table:style-name="ce65"/>
          <table:table-cell table:style-name="ce35" table:number-columns-repeated="3"/>
          <table:table-cell table:style-name="ce65"/>
          <table:table-cell table:style-name="ce35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4"/>
          <table:table-cell table:style-name="ce35" office:value-type="string">
            <text:p><text:s/>*</text:p>
          </table:table-cell>
          <table:table-cell table:style-name="ce35" office:value-type="string">
            <text:p>*</text:p>
          </table:table-cell>
          <table:table-cell table:style-name="ce65"/>
          <table:table-cell table:style-name="ce35" office:value-type="string">
            <text:p>Cart prod</text:p>
          </table:table-cell>
          <table:table-cell table:style-name="ce35" office:value-type="string">
            <text:p>Carth prod</text:p>
          </table:table-cell>
          <table:table-cell table:style-name="ce6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4"/>
          <table:table-cell table:style-name="ce35" table:number-columns-repeated="2"/>
          <table:table-cell table:style-name="ce65"/>
          <table:table-cell table:style-name="ce35" table:number-columns-repeated="2"/>
          <table:table-cell table:style-name="ce6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4"/>
          <table:table-cell table:style-name="ce35" office:value-type="string">
            <text:p>/</text:p>
          </table:table-cell>
          <table:table-cell table:style-name="ce35" office:value-type="string">
            <text:p>/</text:p>
          </table:table-cell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4"/>
          <table:table-cell table:style-name="ce35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4"/>
          <table:table-cell table:style-name="ce35" office:value-type="string">
            <text:p>remainder</text:p>
          </table:table-cell>
          <table:table-cell table:style-name="ce65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4"/>
          <table:table-cell table:style-name="ce35"/>
          <table:table-cell table:style-name="ce65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4"/>
          <table:table-cell table:style-name="ce65" table:number-columns-repeated="4"/>
          <table:table-cell table:style-name="ce35" office:value-type="string">
            <text:p>intersect</text:p>
          </table:table-cell>
          <table:table-cell table:style-name="ce35" office:value-type="string">
            <text:p>common</text:p>
          </table:table-cell>
          <table:table-cell table:style-name="ce65"/>
          <table:table-cell table:style-name="ce35" office:value-type="string">
            <text:p>interse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4"/>
          <table:table-cell table:style-name="ce65" table:number-columns-repeated="4"/>
          <table:table-cell table:style-name="ce35" table:number-columns-repeated="2"/>
          <table:table-cell table:style-name="ce65"/>
          <table:table-cell table:style-name="ce35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4"/>
          <table:table-cell table:style-name="ce65" table:number-columns-repeated="7"/>
          <table:table-cell table:style-name="ce35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4"/>
          <table:table-cell table:style-name="ce65" table:number-columns-repeated="7"/>
          <table:table-cell table:style-name="ce35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3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3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5"/>
          <table:table-cell table:style-name="ce35" office:value-type="string">
            <text:p>&lt;</text:p>
          </table:table-cell>
          <table:table-cell table:style-name="ce35" office:value-type="string">
            <text:p>&lt;</text:p>
          </table:table-cell>
          <table:table-cell table:style-name="ce35" office:value-type="string">
            <text:p>compareTo</text:p>
          </table:table-cell>
          <table:table-cell table:style-name="ce35" office:value-type="string">
            <text:p>compareList</text:p>
          </table:table-cell>
          <table:table-cell table:style-name="ce35" office:value-type="string">
            <text:p>isSubset</text:p>
          </table:table-cell>
          <table:table-cell table:style-name="ce35" office:value-type="string">
            <text:p>isSubMap</text:p>
          </table:table-cell>
          <table:table-cell table:style-name="ce35"/>
          <table:table-cell table:style-name="ce35" office:value-type="string">
            <text:p>isSubSet</text:p>
          </table:table-cell>
          <table:table-cell table:style-name="ce3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5"/>
          <table:table-cell table:style-name="ce35" table:number-columns-repeated="3"/>
          <table:table-cell table:style-name="ce35" office:value-type="string">
            <text:p>(Evaluator)</text:p>
          </table:table-cell>
          <table:table-cell table:style-name="ce35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5"/>
          <table:table-cell table:style-name="ce35" office:value-type="string">
            <text:p>&lt;=</text:p>
          </table:table-cell>
          <table:table-cell table:style-name="ce35" office:value-type="string">
            <text:p>&lt;=</text:p>
          </table:table-cell>
          <table:table-cell table:style-name="ce35" office:value-type="string">
            <text:p>compareTo</text:p>
          </table:table-cell>
          <table:table-cell table:style-name="ce3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5"/>
          <table:table-cell table:style-name="ce3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5"/>
          <table:table-cell table:style-name="ce35" office:value-type="string">
            <text:p>&gt;</text:p>
          </table:table-cell>
          <table:table-cell table:style-name="ce35" office:value-type="string">
            <text:p>&gt;=</text:p>
          </table:table-cell>
          <table:table-cell table:style-name="ce35" office:value-type="string">
            <text:p>compareTo</text:p>
          </table:table-cell>
          <table:table-cell table:style-name="ce3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5"/>
          <table:table-cell table:style-name="ce3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5"/>
          <table:table-cell table:style-name="ce35" office:value-type="string">
            <text:p>&gt;=</text:p>
          </table:table-cell>
          <table:table-cell table:style-name="ce35" office:value-type="string">
            <text:p>&gt;=</text:p>
          </table:table-cell>
          <table:table-cell table:style-name="ce35" office:value-type="string">
            <text:p>compareTo</text:p>
          </table:table-cell>
          <table:table-cell table:style-name="ce3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5"/>
          <table:table-cell table:style-name="ce3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5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35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5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35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5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35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5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35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5" table:number-columns-repeated="4"/>
          <table:table-cell table:style-name="ce35" office:value-type="string">
            <text:p>in (Evaluator)</text:p>
          </table:table-cell>
          <table:table-cell table:style-name="ce35" office:value-type="string">
            <text:p>contains</text:p>
          </table:table-cell>
          <table:table-cell table:style-name="ce35" office:value-type="string">
            <text:p>contains</text:p>
          </table:table-cell>
          <table:table-cell table:style-name="ce65"/>
          <table:table-cell table:style-name="ce35" office:value-type="string">
            <text:p>contains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5" table:number-columns-repeated="4"/>
          <table:table-cell table:style-name="ce35" table:number-columns-repeated="3"/>
          <table:table-cell table:style-name="ce65"/>
          <table:table-cell table:style-name="ce35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5" table:number-columns-repeated="4"/>
          <table:table-cell table:style-name="ce35" table:number-columns-repeated="3"/>
          <table:table-cell table:style-name="ce65"/>
          <table:table-cell table:style-name="ce35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5" table:number-columns-repeated="4"/>
          <table:table-cell table:style-name="ce35" table:number-columns-repeated="3"/>
          <table:table-cell table:style-name="ce65"/>
          <table:table-cell table:style-name="ce35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5" table:number-columns-repeated="7"/>
          <table:table-cell table:style-name="ce65"/>
          <table:table-cell table:style-name="ce35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35" table:number-columns-repeated="7"/>
          <table:table-cell table:style-name="ce65"/>
          <table:table-cell table:style-name="ce35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5" table:number-columns-repeated="7"/>
          <table:table-cell table:style-name="ce65"/>
          <table:table-cell table:style-name="ce35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35" table:number-columns-repeated="7"/>
          <table:table-cell table:style-name="ce65"/>
          <table:table-cell table:style-name="ce35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style-name="ce35" table:number-columns-repeated="7"/>
          <table:table-cell table:style-name="ce65"/>
          <table:table-cell table:style-name="ce35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/>
          <table:table-cell table:style-name="ce62"/>
          <table:table-cell table:style-name="ce35" table:number-columns-repeated="7"/>
          <table:table-cell table:style-name="ce65"/>
          <table:table-cell table:style-name="ce35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style-name="ce35" table:number-columns-repeated="7"/>
          <table:table-cell table:style-name="ce65"/>
          <table:table-cell table:style-name="ce35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style-name="ce62" table:number-columns-repeated="2"/>
          <table:table-cell table:style-name="ce35" table:number-columns-repeated="7"/>
          <table:table-cell table:style-name="ce65"/>
          <table:table-cell table:style-name="ce35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5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7"/>
          <table:table-cell table:style-name="ce1" table:number-columns-repeated="243"/>
        </table:table-row>
        <table:table-row table:style-name="ro1">
          <table:table-cell table:style-name="ce35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5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35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5" table:number-columns-repeated="8"/>
          <table:table-cell table:style-name="ce35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5" table:number-columns-repeated="8"/>
          <table:table-cell table:style-name="ce35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5" table:number-columns-repeated="8"/>
          <table:table-cell table:style-name="ce35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5" table:number-columns-repeated="8"/>
          <table:table-cell table:style-name="ce35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5"/>
          <table:table-cell table:style-name="ce35" table:number-columns-repeated="2"/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5"/>
          <table:table-cell table:style-name="ce35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0"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 table:style-name="ce1" table:number-columns-repeated="243"/>
        </table:table-row>
        <table:table-row table:style-name="ro1">
          <table:table-cell table:style-name="ce35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5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35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5" table:number-columns-repeated="7"/>
          <table:table-cell table:style-name="ce35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7"/>
          <table:table-cell table:style-name="ce35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5" table:number-columns-repeated="4"/>
          <table:table-cell table:style-name="ce35"/>
          <table:table-cell table:style-name="ce65"/>
          <table:table-cell table:style-name="ce3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4"/>
          <table:table-cell table:style-name="ce35"/>
          <table:table-cell table:style-name="ce65"/>
          <table:table-cell table:style-name="ce3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office:forms form:automatic-focus="false" form:apply-design-mode="false"/>
        <table:table-column table:style-name="co35" table:default-cell-style-name="ce35"/>
        <table:table-column table:style-name="co35" table:default-cell-style-name="Default"/>
        <table:table-column table:style-name="co7" table:number-columns-repeated="254" table:default-cell-style-name="Default"/>
        <table:table-row table:style-name="ro1">
          <table:table-cell table:style-name="ce68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28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office:forms form:automatic-focus="false" form:apply-design-mode="false"/>
        <table:table-column table:style-name="co7" table:default-cell-style-name="ce35"/>
        <table:table-column table:style-name="co7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5"/>
          <table:table-cell table:style-name="ce65" office:value-type="string">
            <text:p>lis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length()</text:p>
          </table:table-cell>
          <table:table-cell table:style-name="ce27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map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table:style-name="ce27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se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relation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0" office:value-type="string">
            <text:p>+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 office:value-type="string">
            <text:p>AC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/>
          <table:table-cell table:number-columns-repeated="243"/>
        </table:table-row>
        <table:table-row table:style-name="ro1">
          <table:table-cell/>
          <table:table-cell table:style-name="ce70" office:value-type="string">
            <text:p>++</text:p>
          </table:table-cell>
          <table:table-cell table:style-name="ce70" table:number-columns-repeated="4"/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/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0" office:value-type="string">
            <text:p>*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 office:value-type="string">
            <text:p>AC</text:p>
          </table:table-cell>
          <table:table-cell table:style-name="ce70" table:number-columns-repeated="7"/>
          <table:table-cell table:number-columns-repeated="243"/>
        </table:table-row>
        <table:table-row table:style-name="ro1">
          <table:table-cell/>
          <table:table-cell table:style-name="ce70" office:value-type="string">
            <text:p>**</text:p>
          </table:table-cell>
          <table:table-cell table:style-name="ce70" table:number-columns-repeated="5"/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7">11/17/2009</text:date>, <text:time>15:4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8-11-22T21:56:44</meta:creation-date>
    <dc:date>2009-11-17T15:49:29</dc:date>
    <dc:language>en-US</dc:language>
    <meta:editing-cycles>285</meta:editing-cycles>
    <meta:editing-duration>PT332H53M10S</meta:editing-duration>
    <dc:creator>Paul Klint</dc:creator>
    <meta:document-statistic meta:table-count="8" meta:cell-count="1271" meta:object-count="0"/>
    <meta:user-defined meta:name="Info 1"/>
    <meta:user-defined meta:name="Info 2"/>
    <meta:user-defined meta:name="Info 3"/>
    <meta:user-defined meta:name="Info 4"/>
  </office:meta>
</office:document-meta>
</file>